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cb979" officeooo:paragraph-rsid="001cb979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cb979" officeooo:paragraph-rsid="001cb979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rsid="001d38cb" officeooo:paragraph-rsid="001d38cb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rsid="001cb979" officeooo:paragraph-rsid="001cb979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20e5c3" officeooo:paragraph-rsid="001f0be5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rsid="00203354" officeooo:paragraph-rsid="00203354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officeooo:rsid="00203354" officeooo:paragraph-rsid="0024d39d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officeooo:rsid="0024d39d" officeooo:paragraph-rsid="0024d39d" style:font-size-asian="14pt" style:font-size-complex="14pt"/>
    </style:style>
    <style:style style:name="T1" style:family="text">
      <style:text-properties officeooo:rsid="001d38cb"/>
    </style:style>
    <style:style style:name="T2" style:family="text">
      <style:text-properties officeooo:rsid="001f0be5"/>
    </style:style>
    <style:style style:name="T3" style:family="text">
      <style:text-properties officeooo:rsid="0023a500"/>
    </style:style>
    <style:style style:name="T4" style:family="text">
      <style:text-properties officeooo:rsid="0021f576"/>
    </style:style>
    <style:style style:name="T5" style:family="text">
      <style:text-properties officeooo:rsid="0024d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Оцениваемые задания по дисциплине</text:span> «Веб-технологии»</text:p>
      <text:p text:style-name="P1"/>
      <text:p text:style-name="P5">0. Посещени<text:span text:style-name="T3">е</text:span> занятий: 1,5 балла без опоздания, 1 балл — с опозданием <text:span text:style-name="T4">(максимум 12 баллов);</text:span></text:p>
      <text:p text:style-name="P6">1. Лабораторная работа «Взаимодействие с API с помощью библиотеки requests языка Python» (максимум 10 баллов);</text:p>
      <text:p text:style-name="P7"><text:span text:style-name="T5">2</text:span>. Пройти курс <text:a xlink:type="simple" xlink:href="https://www.coursera.org/learn/html-css-javascript" text:style-name="Internet_20_link" text:visited-style-name="Visited_20_Internet_20_Link"><text:span text:style-name="T5">https://www.coursera.org/learn/html-css-javascript</text:span></text:a><text:span text:style-name="T5"> (максимум 20 баллов);</text:span></text:p>
      <text:p text:style-name="P7"><text:span text:style-name="T5">3</text:span>. Тест по пункту 2 плана (максимум <text:span text:style-name="T5">10</text:span> баллов);</text:p>
      <text:p text:style-name="P7"><text:span text:style-name="T5">4</text:span>. Пройти туториал <text:a xlink:type="simple" xlink:href="https://docs.djangoproject.com/en/1.10/intro/tutorial01/" text:style-name="Internet_20_link" text:visited-style-name="Visited_20_Internet_20_Link">https://docs.djangoproject.com/en/1.10/intro/tutorial01/</text:a> (максимум 15 баллов);</text:p>
      <text:p text:style-name="P8">5. Тест по пункту 3 плана (максимум 10 баллов);</text:p>
      <text:p text:style-name="P8">5. Курсовая работа «Написание веб-приложения с использованием фреймворка Django» (максимум 25 баллов).</text:p>
      <text:p text:style-name="P7"/>
      <text:p text:style-name="P6"/>
      <text:p text:style-name="P6">Итого: 12+10<text:span text:style-name="T5">+20+10+15+10+25=102</text:span></text:p>
      <text:p text:style-name="P6"/>
      <text:p text:style-name="P5"/>
      <text:p text:style-name="P1"/>
      <text:p text:style-name="P2">1. Теоретические аспекты веб-разработки:</text:p>
      <text:p text:style-name="P2"><text:tab/>а.) Обзор составных частей стандартного сайта;</text:p>
      <text:p text:style-name="P2"><text:tab/>б.) Механизм работы и типы запросов.</text:p>
      <text:p text:style-name="P2">2. Знакомство с программами и сервисами, применяемыми для разработки:</text:p>
      <text:p text:style-name="P2"><text:tab/>а.) Putty и WinSCP;</text:p>
      <text:p text:style-name="P2"><text:tab/>б.) Основы Git и работы с Github;</text:p>
      <text:p text:style-name="P2"><text:tab/>в.) Базовые команды для работы в терминале Linux;</text:p>
      <text:p text:style-name="P2"><text:tab/>г.) PyCharm.</text:p>
      <text:p text:style-name="P2">3. <text:span text:style-name="T1">Знакомство с ф</text:span>реймворк<text:span text:style-name="T1">ом</text:span> Django:</text:p>
      <text:p text:style-name="P2"><text:tab/>а.) Модели;</text:p>
      <text:p text:style-name="P2"><text:soft-page-break/><text:tab/>б.) Формы;</text:p>
      <text:p text:style-name="P2"><text:tab/><text:span text:style-name="T1">в.) Обработчики url;</text:span></text:p>
      <text:p text:style-name="P2"><text:tab/><text:span text:style-name="T1">г.) Шаблоны.</text:span></text:p>
      <text:p text:style-name="P3">4. Разработка простого веб-сайта с использованием Djang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51:59.305104156</meta:creation-date>
    <dc:date>2017-02-16T18:56:20.197508393</dc:date>
    <meta:editing-duration>PT24M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147" meta:character-count="1120" meta:non-whitespace-character-count="985"/>
  </office:meta>
</office:document-meta>
</file>